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72pt" style:font-size-complex="72pt"/>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style:font-name="Arial"/>
    </style:style>
    <style:style style:name="P4" style:family="paragraph" style:parent-style-name="Text_20_body" style:list-style-name="L1">
      <style:text-properties fo:font-weight="bold" style:font-weight-asian="bold" style:font-weight-complex="bold"/>
    </style:style>
    <style:style style:name="P5" style:family="paragraph" style:parent-style-name="Text_20_body" style:list-style-name="L2"/>
    <style:style style:name="P6" style:family="paragraph" style:parent-style-name="Text_20_body" style:list-style-name="L2">
      <style:text-properties style:font-name="Times New Roman"/>
    </style:style>
    <style:style style:name="P7" style:family="paragraph" style:parent-style-name="Text_20_body">
      <style:text-properties style:font-name="Times New Roman" fo:font-weight="bold" style:font-weight-asian="bold" style:font-weight-complex="bold"/>
    </style:style>
    <style:style style:name="P8" style:family="paragraph" style:parent-style-name="Text_20_body" style:list-style-name="L4">
      <style:text-properties style:font-name="Times New Roman" fo:font-weight="bold" style:font-weight-asian="bold" style:font-weight-complex="bold"/>
    </style:style>
    <style:style style:name="P9" style:family="paragraph" style:parent-style-name="Text_20_body" style:list-style-name="L5">
      <style:text-properties style:font-name="Times New Roman" fo:font-weight="bold" style:font-weight-asian="bold" style:font-weight-complex="bold"/>
    </style:style>
    <style:style style:name="P10" style:family="paragraph" style:parent-style-name="Text_20_body" style:list-style-name="L6">
      <style:text-properties style:font-name="Times New Roman" fo:font-weight="bold" style:font-weight-asian="bold" style:font-weight-complex="bold"/>
    </style:style>
    <style:style style:name="T1" style:family="text">
      <style:text-properties style:font-name="Courier New"/>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atalyst Engine</text:p>
      <text:p text:style-name="P1">Documentation</text:p>
      <text:h text:style-name="P2" text:outline-level="1">Defines</text:h>
      <text:list xml:id="list3229999638728092167" text:style-name="L1">
        <text:list-item>
          <text:p text:style-name="P4">CATALYST_DISABLE_OCEAN –<text:span text:style-name="T2"> Disables ocean rendering.</text:span></text:p>
        </text:list-item>
      </text:list>
      <text:h text:style-name="P2" text:outline-level="1">Naming</text:h>
      <text:list xml:id="list7530325978571948032" text:style-name="L2">
        <text:list-item>
          <text:p text:style-name="P5">Member variables start with an underscore. Every subsequent word begins with a capital letter, the rest lower case. Example: <text:span text:style-name="T1">_MyMemberVariable</text:span></text:p>
        </text:list-item>
        <text:list-item>
          <text:p text:style-name="P6">All other variables is written in camel case, i.e. the first word starts with a lower case letter and subsequent letters are all lower case. The subsequent words starts with upper case. Example: m<text:span text:style-name="T1">yVariable</text:span></text:p>
        </text:list-item>
        <text:list-item>
          <text:p text:style-name="P6">Constant variables are all in upper case, with underscores separating words. Example: <text:span text:style-name="T1">MY_CONSTANT_VARIABLE</text:span></text:p>
        </text:list-item>
      </text:list>
      <text:h text:style-name="P3" text:outline-level="1">Update Phases</text:h>
      <text:p text:style-name="Text_20_body"><text:span text:style-name="T3">The Catalyst Engine is updated in a number of distinct phases. Updates for game-specific logic can be injected during these phases via the </text:span><text:span text:style-name="T4">UpdateSystem</text:span><text:span text:style-name="T5">, both in synchronous and asynchronous passes. Below follows a summary of what happens during these phases on the engine side. The results of what is done during each of these phases can only be assumed to be available in subsequent phases.</text:span></text:p>
      <text:h text:style-name="Heading_20_2" text:outline-level="2"><text:span text:style-name="T5">Pre-update</text:span></text:h>
      <text:p text:style-name="P7"><text:span text:style-name="T2">Can also be though of as the </text:span><text:span text:style-name="T6">“preparation phase”</text:span><text:span text:style-name="T7">. In the following order, d</text:span><text:span text:style-name="T2">uring this phase;</text:span></text:p>
      <text:list xml:id="list1832917865395239164" text:style-name="L4">
        <text:list-item>
          <text:p text:style-name="P8"><text:span text:style-name="T2">The update system is run, executing all registered synchronous and asynchronous pre-update functions.</text:span></text:p>
        </text:list-item>
        <text:list-item>
          <text:p text:style-name="P8"><text:span text:style-name="T2">Input is updated. This means that any updates requiring input must be placed in a subsequent phase.</text:span></text:p>
        </text:list-item>
      </text:list>
      <text:p text:style-name="P7"><text:span text:style-name="T2"/></text:p>
      <text:h text:style-name="Heading_20_2" text:outline-level="2"><text:span text:style-name="T5">Update</text:span></text:h>
      <text:p text:style-name="P7"><text:span text:style-name="T2">Can also be though of as the </text:span><text:span text:style-name="T6">“core update </text:span><text:span text:style-name="T7">phase”. In the following order, during this phase;</text:span></text:p>
      <text:list xml:id="list9117688822390204586" text:style-name="L5">
        <text:list-item>
          <text:p text:style-name="P9"><text:span text:style-name="T7">The update system is run, executing all registered synchronous and asynchronous update functions.</text:span></text:p>
        </text:list-item>
        <text:list-item>
          <text:p text:style-name="P9"><text:span text:style-name="T7">The entity system initializes and terminates entities.</text:span></text:p>
        </text:list-item>
        <text:list-item>
          <text:p text:style-name="P9"><text:span text:style-name="T7">The physics system applies physics to all entities.</text:span></text:p>
        </text:list-item>
        <text:list-item>
          <text:p text:style-name="P9"><text:span text:style-name="T7">The culling and level of detail system calculates which entities should be culled and their level of detail.</text:span></text:p>
        </text:list-item>
        <text:list-item>
          <text:p text:style-name="P9"><text:span text:style-name="T7">Rendering matrices is updated. This means that any updates requiring the use of world-to-screen conversions must be placed in a subsequent phase.</text:span></text:p>
        </text:list-item>
      </text:list>
      <text:h text:style-name="Heading_20_2" text:outline-level="2"><text:span text:style-name="T5">Post-update</text:span></text:h>
      <text:p text:style-name="P7"><text:span text:style-name="T7">Can also be though of as the </text:span><text:span text:style-name="T6">“application </text:span><text:span text:style-name="T7">phase”. In the following order, during this phase;</text:span></text:p>
      <text:list xml:id="list2955931383026014033" text:style-name="L6">
        <text:list-item>
          <text:p text:style-name="P10"><text:span text:style-name="T7">The update system is run, executing all registered synchronous and asynchronous post-update functions.</text:span></text:p>
        </text:list-item>
        <text:list-item>
          <text:p text:style-name="P10"><text:span text:style-name="T7">The rendering system is updated, rendering all non-culled entities.</text:span></text:p>
        </text:list-item>
        <text:list-item>
          <text:p text:style-name="P10"><text:span text:style-name="T7">The sound system is updated, playing all sounds for this 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03T21:00:29.51</meta:creation-date>
    <dc:date>2018-09-08T11:49:27.87</dc:date>
    <meta:editing-duration>PT2H17M18S</meta:editing-duration>
    <meta:editing-cycles>7</meta:editing-cycles>
    <meta:generator>OpenOffice/4.1.5$Win32 OpenOffice.org_project/415m1$Build-9789</meta:generator>
    <meta:document-statistic meta:table-count="0" meta:image-count="0" meta:object-count="0" meta:page-count="4" meta:paragraph-count="26" meta:word-count="341" meta:character-count="2152"/>
  </office:meta>
</office:document-meta>
</file>